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bd49" officeooo:paragraph-rsid="001ebd49"/>
    </style:style>
    <style:style style:name="P2" style:family="paragraph" style:parent-style-name="Standard">
      <style:paragraph-properties fo:text-align="justify" style:justify-single-word="false"/>
      <style:text-properties officeooo:rsid="001ebd49" officeooo:paragraph-rsid="00250ff1"/>
    </style:style>
    <style:style style:name="P3" style:family="paragraph" style:parent-style-name="Standard">
      <style:paragraph-properties fo:text-align="justify" style:justify-single-word="false"/>
      <style:text-properties officeooo:rsid="001f5775" officeooo:paragraph-rsid="00240be4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ebd49" officeooo:paragraph-rsid="0022005d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1ebd49" officeooo:paragraph-rsid="002b2a76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2005d" officeooo:paragraph-rsid="00223f8f"/>
    </style:style>
    <style:style style:name="P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2005d" officeooo:paragraph-rsid="00250ff1"/>
    </style:style>
    <style:style style:name="P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2005d" officeooo:paragraph-rsid="0026b563"/>
    </style:style>
    <style:style style:name="P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22005d" officeooo:paragraph-rsid="002a9877"/>
    </style:style>
    <style:style style:name="P1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ebd49" officeooo:paragraph-rsid="00250ff1"/>
    </style:style>
    <style:style style:name="P1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ebd49" officeooo:paragraph-rsid="002b2a76"/>
    </style:style>
    <style:style style:name="P1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weight="normal" officeooo:rsid="001ebd49" officeooo:paragraph-rsid="002bfb62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f5775" officeooo:paragraph-rsid="00240be4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2005d" officeooo:paragraph-rsid="0026b563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8b47c" officeooo:paragraph-rsid="0028b47c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29eeb4" officeooo:paragraph-rsid="0029eeb4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ebd49" officeooo:paragraph-rsid="002a9877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ebd49" officeooo:paragraph-rsid="002b2a76" style:font-weight-asian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ebd49" officeooo:paragraph-rsid="002bfb62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2005d" officeooo:paragraph-rsid="002bfb62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2bfb62" officeooo:paragraph-rsid="002bfb62" style:font-weight-asian="normal" style:font-weight-complex="normal"/>
    </style:style>
    <style:style style:name="P22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weight="normal" officeooo:rsid="001ebd49" officeooo:paragraph-rsid="002b2a76" style:font-weight-asian="normal" style:font-weight-complex="normal"/>
    </style:style>
    <style:style style:name="P23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weight="normal" officeooo:rsid="001ebd49" officeooo:paragraph-rsid="002bfb62" style:font-weight-asian="normal" style:font-weight-complex="normal"/>
    </style:style>
    <style:style style:name="T1" style:family="text">
      <style:text-properties officeooo:rsid="001f57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775" style:font-weight-asian="bold" style:font-weight-complex="bold"/>
    </style:style>
    <style:style style:name="T4" style:family="text">
      <style:text-properties fo:font-weight="bold" officeooo:rsid="002b2a76" style:font-weight-asian="bold" style:font-weight-complex="bold"/>
    </style:style>
    <style:style style:name="T5" style:family="text">
      <style:text-properties fo:font-weight="bold" officeooo:rsid="002a9877" style:font-weight-asian="bold" style:font-weight-complex="bold"/>
    </style:style>
    <style:style style:name="T6" style:family="text">
      <style:text-properties officeooo:rsid="00223f8f"/>
    </style:style>
    <style:style style:name="T7" style:family="text">
      <style:text-properties officeooo:rsid="00240be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0be4" style:font-weight-asian="normal" style:font-weight-complex="normal"/>
    </style:style>
    <style:style style:name="T10" style:family="text">
      <style:text-properties fo:font-weight="normal" officeooo:rsid="00223f8f" style:font-weight-asian="normal" style:font-weight-complex="normal"/>
    </style:style>
    <style:style style:name="T11" style:family="text">
      <style:text-properties fo:font-weight="normal" officeooo:rsid="00250ff1" style:font-weight-asian="normal" style:font-weight-complex="normal"/>
    </style:style>
    <style:style style:name="T12" style:family="text">
      <style:text-properties fo:font-weight="normal" officeooo:rsid="0026b563" style:font-weight-asian="normal" style:font-weight-complex="normal"/>
    </style:style>
    <style:style style:name="T13" style:family="text">
      <style:text-properties officeooo:rsid="00250ff1"/>
    </style:style>
    <style:style style:name="T14" style:family="text">
      <style:text-properties officeooo:rsid="0026b563"/>
    </style:style>
    <style:style style:name="T15" style:family="text">
      <style:text-properties officeooo:rsid="0028b47c"/>
    </style:style>
    <style:style style:name="T16" style:family="text">
      <style:text-properties officeooo:rsid="002a9877"/>
    </style:style>
    <style:style style:name="T17" style:family="text">
      <style:text-properties officeooo:rsid="002b2a76"/>
    </style:style>
    <style:style style:name="T18" style:family="text">
      <style:text-properties officeooo:rsid="002bfb62"/>
    </style:style>
    <style:style style:name="T19" style:family="text">
      <style:text-properties officeooo:rsid="002f59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para decidir que método utilizar al momento de obtener <text:s/><text:span text:style-name="T14">las instancias pertenecientes al centro con mayor número de instancias.</text:span></text:p>
      <text:p text:style-name="P1"/>
      <text:p text:style-name="P3"><text:span text:style-name="T7">Y</text:span>a se tiene el dataframe ‘<text:span text:style-name="T7">df’</text:span> con una columna, llamada ‘in’, la cual contiene la predicción de a que centro pertenece cada instancia.</text:p>
      <text:p text:style-name="P13"><text:span text:style-name="T2"/></text:p>
      <text:p text:style-name="P15"><text:span text:style-name="T2">Primero: debemos determinar el índice del cluster asociado al mayor número de instancias</text:span></text:p>
      <text:p text:style-name="P15"><text:span text:style-name="T2"/></text:p>
      <text:p text:style-name="P2">Para esto se usaron dos maneras <text:span text:style-name="T13">que buscan obtener la mayor cantidad <text:s/>de veces en que se repite un centro <text:s/>y luego el indice del centro relacionado con ese valor:</text:span></text:p>
      <text:p text:style-name="P2"/>
      <text:p text:style-name="P5"><text:span text:style-name="T4">L</text:span><text:span text:style-name="T3">a primera:</text:span><text:span text:style-name="T1"> </text:span></text:p>
      <text:p text:style-name="P11"><text:span text:style-name="T1">- se agarrar la columna ‘in’ del dataframe y se le aplica la función .value_counts(), la cual nos regresa una serie ordenada de forma descendente por número de instancias de cada índice y luego se aplica el max, </text:span><text:span text:style-name="T10">para obtener el mayor número de integrantes.</text:span></text:p>
      <text:p text:style-name="P11"><text:span text:style-name="T10"/></text:p>
      <text:p text:style-name="P10"><text:span text:style-name="T10"><text:tab/><text:tab/><text:tab/></text:span><text:span text:style-name="T12">top = </text:span><text:span text:style-name="T9">max(</text:span><text:span text:style-name="T10">df['in'].value_counts()</text:span><text:span text:style-name="T9">)</text:span></text:p>
      <text:p text:style-name="P10"><text:span text:style-name="T9"/></text:p>
      <text:p text:style-name="P10"><text:span text:style-name="T13">- Sin embargo, al usar <text:s/></text:span><text:span text:style-name="T10">value_counts(), </text:span><text:span text:style-name="T11">la serie que nos devuelve, </text:span><text:span text:style-name="T13">no posee los índices en orden, por lo que para obtener el índice que esta relacionado con top, se busca la posición en la serie que posee el valor más grande, y a esa posición se le saca el índice.</text:span></text:p>
      <text:p text:style-name="P10"/>
      <text:p text:style-name="P10"><text:tab/><text:tab/><text:tab/>cuenta = df['in'].value_counts()</text:p>
      <text:p text:style-name="P10"><text:tab/><text:tab/><text:tab/>cuenta[cuenta == <text:span text:style-name="T14">top</text:span>.index[0]</text:p>
      <text:p text:style-name="P4"/>
      <text:p text:style-name="P6"><text:span text:style-name="T2">La segunda:</text:span> <text:span text:style-name="T6"><text:tab/></text:span></text:p>
      <text:p text:style-name="P7"><text:span text:style-name="T6">- </text:span><text:span text:style-name="T9">s</text:span><text:span text:style-name="T10">e</text:span><text:span text:style-name="T8"> agarrar el dataframe, </text:span><text:span text:style-name="T10">se le aplica </text:span><text:span text:style-name="T8">groupby a la columna ‘in’, </text:span><text:span text:style-name="T10">luego se utiliza la </text:span><text:span text:style-name="T11">función</text:span><text:span text:style-name="T10"> size(), que regresa cuantos integrantes tiene cada grupo, y </text:span><text:span text:style-name="T11">seguidamente</text:span><text:span text:style-name="T10"> se utiliza un max para obtener el mayor número de integrantes.</text:span></text:p>
      <text:p text:style-name="P7"><text:span text:style-name="T10"/></text:p>
      <text:p text:style-name="P10"><text:tab/><text:tab/><text:span text:style-name="T14">v</text:span>alorMasGrande <text:span text:style-name="T14">= </text:span>df.groupby('in').size().max()</text:p>
      <text:p text:style-name="P10"/>
      <text:p text:style-name="P8">- <text:span text:style-name="T14">en este caso para obtener el indice relacionado al valorMasGrande, se toma la serie que surge de hacer el groupby sobre ‘in’ y aplicarle el .size(), y de ella se selecciona aquella instancia que coincida con top, y a esa isntancia se le aplica el .index para obtener su indice respectivo.</text:span></text:p>
      <text:p text:style-name="P8"/>
      <text:p text:style-name="P8"><text:tab/>cuenta1 = df.groupby('in')</text:p>
      <text:p text:style-name="P9"><text:tab/>elegido = cuenta1.<text:span text:style-name="T14">size()</text:span>[cuenta1.<text:span text:style-name="T14">size()</text:span>== valorMasGrande].index[0]</text:p>
      <text:p text:style-name="P8"/>
      <text:p text:style-name="P14"><text:tab/><text:span text:style-name="T15">al realizar las pruebas obtuvimos:</text:span></text:p>
      <text:p text:style-name="P14"/>
      <text:p text:style-name="P14"><text:tab/><text:tab/>Elapsed time <text:span text:style-name="T15">first </text:span>: <text:s text:c="5"/>0.00284379699951387</text:p>
      <text:p text:style-name="P14"><text:tab/><text:tab/>Elapsed time <text:span text:style-name="T15">second</text:span>: <text:s/>0.002355660999455722</text:p>
      <text:p text:style-name="P14"><text:tab/></text:p>
      <text:p text:style-name="P14"><text:tab/><text:span text:style-name="T15">como podemos ver, la segunda manera es un poco más rápida, por lo que será la que utilizaremos para la siguiente parte de esta prueba.</text:span></text:p>
      <text:p text:style-name="P14"/>
      <text:p text:style-name="P14"/>
      <text:p text:style-name="P16"><text:soft-page-break/>Segundo: Obtener las instancias pertenecientes al cluster que posee el indice calculado en la primera parte</text:p>
      <text:p text:style-name="P16"/>
      <text:p text:style-name="P17">Para esto se usaron dos <text:span text:style-name="T16">métodos relacionados con el groupby calculado en la primera parte. Pambos aplican un ciclo for que itera hasta <text:s/>v</text:span>alorMasGrande</text:p>
      <text:p text:style-name="P17"><text:tab/></text:p>
      <text:p text:style-name="P19"><text:tab/><text:span text:style-name="T5">El primero:</text:span><text:span text:style-name="T16"> </text:span></text:p>
      <text:p text:style-name="P12"><text:span text:style-name="T16">-se agarra cuenta1, el cual al ser un groupby, posee un atributo groups, que muestra toda la información de cada grupo, ahora bien, agarramos solo la perteneciente a ‘elegido’, y se itera entre sus elementos para ir obteniendo cada uno de los indices de las instancias pertenecientes al cluster</text:span></text:p>
      <text:p text:style-name="P12"/>
      <text:p text:style-name="P22">for i in range(valorMasGrande):</text:p>
      <text:p text:style-name="P22"><text:s text:c="4"/>i<text:span text:style-name="T17">ndiceI</text:span>nstancia = cuenta1.groups[elegido][i]</text:p>
      <text:p text:style-name="P22"/>
      <text:p text:style-name="P18"><text:tab/><text:span text:style-name="T4">El segundo: </text:span></text:p>
      <text:p text:style-name="P12"><text:span text:style-name="T18">-se agarra cuenta1, el cual al ser un groupby, y se le aplica un .get_group(elegido1), lo cual te devuelve un data frame, al cual se le hace .iloc con un contador para recorrer el dataframe y a cada instancia se le agarra el name, para obtener de esta forma el indice de esa instancia en el dataframe original de la data</text:span></text:p>
      <text:p text:style-name="P12"/>
      <text:p text:style-name="P23">for i in range(valorMasGrande):</text:p>
      <text:p text:style-name="P23"><text:s text:c="4"/>instancia = cuenta1.get_group(elegido1).iloc[i].name</text:p>
      <text:p text:style-name="P23"/>
      <text:p text:style-name="P20"><text:span text:style-name="T15"><text:tab/>al realizar las pruebas obtuvimos:</text:span></text:p>
      <text:p text:style-name="P20"><text:tab/><text:tab/>Elapsed time <text:span text:style-name="T18">first</text:span>: <text:s text:c="4"/>0.0008108589991024928</text:p>
      <text:p text:style-name="P20"><text:tab/><text:tab/>Elapsed time <text:span text:style-name="T18">second</text:span>: 0.01362213399988832</text:p>
      <text:p text:style-name="P20"/>
      <text:p text:style-name="P21">Obteniendo que la primera forma de hacerlo es más eficiente en tiempo que la segunda, <text:span text:style-name="T19">por lo que sera la que utilizarem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05:52.509774229</meta:creation-date>
    <dc:date>2020-01-16T15:13:40.016028618</dc:date>
    <meta:editing-duration>PT2H51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38" meta:character-count="3400" meta:non-whitespace-character-count="2840"/>
  </office:meta>
</office:document-meta>
</file>